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8.128cm" svg:height="9.779cm" svg:x="1.63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5.969cm" svg:height="3.048cm" svg:x="13.827cm" svg:y="16.875cm">
          <text:p text:style-name="P1">Pose estimator(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5.969cm" svg:height="3.048cm" svg:x="12.43cm" svg:y="8.62cm">
          <text:p text:style-name="P1">Mapping(1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6.811cm" svg:y1="16.875cm" svg:x2="15.414cm" svg:y2="11.668cm" draw:start-shape="id1" draw:start-glue-point="0" draw:end-shape="id2" draw:end-glue-point="2" svg:d="m16811 16875c0-3904-1397-1301-1397-5207" svg:viewBox="0 0 1398 5208">
          <text:p/>
        </draw:connector>
        <draw:connector draw:style-name="gr2" draw:text-style-name="P1" draw:layer="layout" draw:type="curve" svg:x1="12.43cm" svg:y1="10.144cm" svg:x2="9.763cm" svg:y2="13.255cm" draw:start-shape="id2" draw:start-glue-point="3" draw:end-shape="id3" draw:end-glue-point="1" svg:d="m12430 10144c-2001 0-668 3111-2667 3111" svg:viewBox="0 0 2668 3112">
          <text:p/>
        </draw:connector>
        <draw:frame draw:style-name="gr3" draw:layer="layout" svg:width="4.265cm" svg:height="0.962cm" svg:x="1.942cm" svg:y="8.547cm">
          <draw:text-box>
            <text:p>Navigation(1)</text:p>
          </draw:text-box>
        </draw:frame>
        <draw:custom-shape draw:style-name="gr1" draw:text-style-name="P1" draw:layer="layout" svg:width="6.858cm" svg:height="3.556cm" svg:x="2.143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54cm" svg:height="1.397cm" svg:x="5.445cm" svg:y="11.668cm">
          <text:p text:style-name="P1">P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403cm" svg:height="0.962cm" svg:x="3.423cm" svg:y="10.652cm">
          <draw:text-box>
            <text:p>Motion</text:p>
          </draw:text-box>
        </draw:frame>
        <draw:connector draw:style-name="gr2" draw:text-style-name="P1" draw:layer="layout" draw:type="curve" svg:x1="13.827cm" svg:y1="18.399cm" svg:x2="6.715cm" svg:y2="13.065cm" draw:start-shape="id1" draw:start-glue-point="3" draw:end-shape="id4" draw:end-glue-point="8" svg:d="m13827 18399c-4742 0-7112-1778-7112-5334" svg:viewBox="0 0 7113 5335">
          <text:p/>
        </draw:connector>
        <draw:custom-shape draw:style-name="gr1" draw:text-style-name="P1" draw:layer="layout" svg:width="8.128cm" svg:height="4.064cm" svg:x="1.889cm" svg:y="1.889cm">
          <text:p text:style-name="P1">Communication(0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5-01-15T02:05:30</meta:creation-date>
    <dc:date>2015-01-16T06:46:50</dc:date>
    <dc:creator>user </dc:creator>
    <meta:editing-duration>PT2H4M56S</meta:editing-duration>
    <meta:editing-cycles>13</meta:editing-cycles>
    <meta:generator>LibreOffice/3.5$Linux_x86 LibreOffice_project/350m1$Build-2</meta:generator>
    <meta:document-statistic meta:object-count="11"/>
  </office:meta>
</office:document-meta>
</file>